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68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1" style:font-size-complex="10pt" style:font-weight-complex="bold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70" style:family="paragraph">
      <loext:graphic-properties draw:fill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9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14:20.850000000</dc:date>
    <meta:editing-duration>P1DT15H58M39S</meta:editing-duration>
    <meta:editing-cycles>918</meta:editing-cycles>
    <meta:document-statistic meta:table-count="8" meta:image-count="0" meta:object-count="0" meta:page-count="3" meta:paragraph-count="133" meta:word-count="413" meta:character-count="2585" meta:non-whitespace-character-count="2272"/>
  </office:meta>
</office:document-meta>
</file>